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09ef4d" officeooo:paragraph-rsid="00111144"/>
    </style:style>
    <style:style style:name="P2" style:family="paragraph" style:parent-style-name="Text_20_body">
      <style:paragraph-properties fo:margin-left="0in" fo:margin-right="0in" fo:text-indent="0.1in" style:auto-text-indent="false"/>
      <style:text-properties fo:language="lt" fo:country="LT" officeooo:rsid="001674e0" officeooo:paragraph-rsid="001674e0"/>
    </style:style>
    <style:style style:name="P3" style:family="paragraph" style:parent-style-name="Text_20_body">
      <style:paragraph-properties fo:margin-left="0in" fo:margin-right="0in" fo:text-indent="0.1in" style:auto-text-indent="false"/>
      <style:text-properties fo:language="lt" fo:country="LT" officeooo:rsid="001acc2f" officeooo:paragraph-rsid="001d64a6"/>
    </style:style>
    <style:style style:name="P4" style:family="paragraph" style:parent-style-name="Text_20_body">
      <style:paragraph-properties fo:margin-left="0in" fo:margin-right="0in" fo:text-indent="0.1in" style:auto-text-indent="false"/>
      <style:text-properties fo:language="lt" fo:country="LT" officeooo:rsid="001acc2f" officeooo:paragraph-rsid="00282193"/>
    </style:style>
    <style:style style:name="P5"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6" style:family="paragraph" style:parent-style-name="Text_20_body">
      <style:paragraph-properties fo:margin-left="0in" fo:margin-right="0in" fo:text-indent="0.1in" style:auto-text-indent="false"/>
      <style:text-properties fo:language="lt" fo:country="LT" officeooo:rsid="00282193" officeooo:paragraph-rsid="002cba55"/>
    </style:style>
    <style:style style:name="P7" style:family="paragraph" style:parent-style-name="Text_20_body">
      <style:paragraph-properties fo:margin-left="0in" fo:margin-right="0in" fo:text-indent="0.1in" style:auto-text-indent="false"/>
      <style:text-properties fo:language="lt" fo:country="LT" officeooo:rsid="00282227" officeooo:paragraph-rsid="002cba55"/>
    </style:style>
    <style:style style:name="P8" style:family="paragraph" style:parent-style-name="Text_20_body">
      <style:paragraph-properties fo:margin-left="0in" fo:margin-right="0in" fo:text-indent="0.1in" style:auto-text-indent="false"/>
      <style:text-properties fo:language="lt" fo:country="LT" officeooo:rsid="002b2873" officeooo:paragraph-rsid="00330854"/>
    </style:style>
    <style:style style:name="P9" style:family="paragraph" style:parent-style-name="Text_20_body">
      <style:paragraph-properties fo:margin-left="0in" fo:margin-right="0in" fo:text-indent="0.1in" style:auto-text-indent="false"/>
      <style:text-properties fo:language="lt" fo:country="LT" officeooo:rsid="0030d6c2" officeooo:paragraph-rsid="00364c2c"/>
    </style:style>
    <style:style style:name="P10" style:family="paragraph" style:parent-style-name="Text_20_body">
      <style:paragraph-properties fo:margin-left="0in" fo:margin-right="0in" fo:text-align="center" style:justify-single-word="false" fo:text-indent="0.1in" style:auto-text-indent="false"/>
      <style:text-properties fo:language="lt" fo:country="LT" officeooo:rsid="0030d6c2" officeooo:paragraph-rsid="00364c2c"/>
    </style:style>
    <style:style style:name="P11" style:family="paragraph" style:parent-style-name="Text_20_body">
      <style:paragraph-properties fo:margin-left="0in" fo:margin-right="0in" fo:text-align="start" style:justify-single-word="false" fo:text-indent="0.1in" style:auto-text-indent="false"/>
      <style:text-properties fo:language="lt" fo:country="LT" officeooo:rsid="00364c2c" officeooo:paragraph-rsid="003ba23f"/>
    </style:style>
    <style:style style:name="P12" style:family="paragraph" style:parent-style-name="Text_20_body">
      <style:paragraph-properties fo:margin-left="0in" fo:margin-right="0in" fo:text-indent="0.1in" style:auto-text-indent="false"/>
      <style:text-properties fo:language="lt" fo:country="LT" officeooo:rsid="0039f8b3" officeooo:paragraph-rsid="0039f8b3"/>
    </style:style>
    <style:style style:name="P13" style:family="paragraph" style:parent-style-name="Text_20_body">
      <style:paragraph-properties fo:margin-left="0in" fo:margin-right="0in" fo:text-align="start" style:justify-single-word="false" fo:text-indent="0.1in" style:auto-text-indent="false"/>
      <style:text-properties fo:language="lt" fo:country="LT" officeooo:rsid="003c49ed" officeooo:paragraph-rsid="003c49ed"/>
    </style:style>
    <style:style style:name="P14" style:family="paragraph" style:parent-style-name="Heading_20_2">
      <style:text-properties officeooo:rsid="0029d901" officeooo:paragraph-rsid="0039f8b3"/>
    </style:style>
    <style:style style:name="P15" style:family="paragraph" style:parent-style-name="Heading_20_2">
      <style:text-properties officeooo:paragraph-rsid="0037d290"/>
    </style:style>
    <style:style style:name="P16" style:family="paragraph" style:parent-style-name="Heading_20_2">
      <style:text-properties officeooo:paragraph-rsid="0039f8b3"/>
    </style:style>
    <style:style style:name="P17"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sub 58%" fo:font-style="italic" officeooo:rsid="00330854" style:font-style-asian="italic" style:font-style-complex="italic"/>
    </style:style>
    <style:style style:name="T8" style:family="text">
      <style:text-properties style:text-position="0% 100%" officeooo:rsid="001d64a6"/>
    </style:style>
    <style:style style:name="T9" style:family="text">
      <style:text-properties style:text-position="0% 100%" officeooo:rsid="001f6afe"/>
    </style:style>
    <style:style style:name="T10" style:family="text">
      <style:text-properties style:text-position="0% 100%" officeooo:rsid="001f8258"/>
    </style:style>
    <style:style style:name="T11" style:family="text">
      <style:text-properties style:text-position="0% 100%" officeooo:rsid="00214bbd"/>
    </style:style>
    <style:style style:name="T12" style:family="text">
      <style:text-properties style:text-position="0% 100%" officeooo:rsid="002283f2"/>
    </style:style>
    <style:style style:name="T13" style:family="text">
      <style:text-properties style:text-position="0% 100%" officeooo:rsid="00282193"/>
    </style:style>
    <style:style style:name="T14" style:family="text">
      <style:text-properties officeooo:rsid="00282227"/>
    </style:style>
    <style:style style:name="T15" style:family="text">
      <style:text-properties officeooo:rsid="002b2873"/>
    </style:style>
    <style:style style:name="T16" style:family="text">
      <style:text-properties officeooo:rsid="00330854"/>
    </style:style>
    <style:style style:name="T17" style:family="text">
      <style:text-properties fo:language="lt" fo:country="LT" officeooo:rsid="002b2873"/>
    </style:style>
    <style:style style:name="T18" style:family="text">
      <style:text-properties fo:language="lt" fo:country="LT" officeooo:rsid="0039f8b3"/>
    </style:style>
    <style:style style:name="T19" style:family="text">
      <style:text-properties fo:font-style="italic" officeooo:rsid="00330854" style:font-style-asian="italic" style:font-style-complex="italic"/>
    </style:style>
    <style:style style:name="T20" style:family="text">
      <style:text-properties fo:font-style="italic" officeooo:rsid="003ba23f" style:font-style-asian="italic" style:font-style-complex="italic"/>
    </style:style>
    <style:style style:name="T21" style:family="text">
      <style:text-properties officeooo:rsid="0037d290"/>
    </style:style>
    <style:style style:name="T22" style:family="text">
      <style:text-properties officeooo:rsid="0038bb13"/>
    </style:style>
    <style:style style:name="T23" style:family="text">
      <style:text-properties officeooo:rsid="0039f8b3"/>
    </style:style>
    <style:style style:name="T24" style:family="text">
      <style:text-properties officeooo:rsid="003ba23f"/>
    </style:style>
    <style:style style:name="T25" style:family="text">
      <style:text-properties style:font-name="Liberation Serif1" fo:font-style="italic" officeooo:rsid="003ba23f" style:font-style-asian="italic" style:font-style-complex="italic"/>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P16" text:outline-level="2">Įkvėpimas iš gamtos<text:span text:style-name="T23">(</text:span><text:span text:style-name="T18">LIT3</text:span><text:span text:style-name="T23">)</text:span></text:h>
      <text:p text:style-name="P1">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14" text:outline-level="2">Pirmieji eksperimentai <text:span text:style-name="T22">(</text:span><text:span text:style-name="T18">LIT3, </text:span><text:span text:style-name="T17">LIT1</text:span><text:span text:style-name="T22">)</text:span></text:h>
      <text:p text:style-name="P2">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3">Norint tuo įsitikinti verta pažvelgti į Jean-Louis Deneubourg atliktą eksperimentą. <text:span text:style-name="T5">Eksperimentas buvo atliktas su „Argentine ant Iridomyrmex humilis“ skruzdžių rūšimi.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8">/l</text:span><text:span text:style-name="T6">s</text:span><text:span text:style-name="T8">, tarp ilgesniosios atšakos ilgio ir trumpesniosios atšakos ilgio.</text:span></text:p>
      <text:p text:style-name="P4"><text:span text:style-name="T9">E</text:span><text:span text:style-name="T8">ksperiment</text:span><text:span text:style-name="T9">as</text:span><text:span text:style-name="T8"> su r = 1. </text:span><text:span text:style-name="T13">A</text:span><text:span text:style-name="T8">bi atšakos vienodo ilgio. </text:span><text:span text:style-name="T9">Eksperimento pradžioje </text:span><text:span text:style-name="T8">skruzdės </text:span><text:span text:style-name="T9">nerodė palankumo rinktis vieną iš atšakų. </text:span><text:span text:style-name="T10">S</text:span><text:span text:style-name="T9">kruzdžių kieki</text:span><text:span text:style-name="T11">s</text:span><text:span text:style-name="T9"> vienoje ir kitoje atšakoje svyrav</text:span><text:span text:style-name="T11">o</text:span><text:span text:style-name="T9">. </text:span><text:span text:style-name="T12">A</text:span><text:span text:style-name="T9">tsiradus </text:span><text:span text:style-name="T12">didesniam</text:span><text:span text:style-name="T9"> skruzdžių kiekio padidėjimui vienoje iš atšakų </text:span><text:span text:style-name="T8">linkusios </text:span><text:span text:style-name="T9">skruzdės buvo linkusios </text:span><text:span text:style-name="T8">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6">Eksperimentas su r = 2. Ilgoji atšaka dvigubai ilgesnė nei trumpoji atšaka. Eksperimento pradžioje skruzės nerodo palankumo <text:span text:style-name="T14">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iš kurio atkeliavo. Tokiu būdu trumpesniajam keliui tenka vis </text:span><text:soft-page-break/><text:span text:style-name="T14">daugiau ir daugiau skruzdžių feromonų kol galiausiai absoliuti dauguma pasirenka keliauti trumpesniąja atšaka. Verta paminėti, kad nors absoliuti dauguma keliauja trumpesniąja atšaka atsiranda skruzdžių kurios nors ir įtakos feromonų vistiek pasirenka ilgesnią atšaką.</text:span></text:p>
      <text:p text:style-name="P7"><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iosios atkarpos feromonai. Nors atsiranda skrudžių, kurios pasirenka trumpesniąją, jų kiekis yra per mažas, kad būtų galima nukreipti didžiąją daugumą trumpesniosios atšakos linkme.</text:p>
      <text:h text:style-name="P15" text:outline-level="2">Matematinis modelis <text:span text:style-name="T21">(</text:span><text:span text:style-name="T17">LIT2</text:span><text:span text:style-name="T21">)</text:span></text:h>
      <text:p text:style-name="P9">Siekiant suprasti tai kaip skruzdės sugeba pasirinkti trumpiausius kelius, turėdamos labai ribotas galimybes sąveikauti su aplinka, turime gebėti sudaryti matematinį modelį. <text:span text:style-name="T16">Paprastumo dėlei naudosime modelį, kuriame yra dvi atšakos A ir B, o skruzdės palieka vieną vienetą feromono. Dabartinis skruzdžių palikto feromono vienetų kiekis yra lygus </text:span><text:span text:style-name="T19">i</text:span><text:span text:style-name="T16">. Feromono vienetų kiekis paliktas </text:span><text:span text:style-name="T19">A</text:span><text:span text:style-name="T16"> atšakoje yra </text:span><text:span text:style-name="T19">A</text:span><text:span text:style-name="T7">i</text:span><text:span text:style-name="T16">, </text:span><text:span text:style-name="T19">B</text:span><text:span text:style-name="T16"> atšakoje </text:span><text:span text:style-name="T19">B</text:span><text:span text:style-name="T7">i</text:span><text:span text:style-name="T16">. Skruzdės atlikdamos pasirinkimą yra įtakojamos palikto feromono kiekio kiekvienoje atšakoje. <text:s/>Tikimybė, kad bus pasirinkta atšaka A:</text:span></text:p>
      <text:p text:style-name="P10"><text:span text:style-name="T16"><draw:frame draw:style-name="fr1" draw:name="Object1" text:anchor-type="as-char" svg:y="-0.2929in" svg:width="2.2319in" svg:height="0.7945in" draw:z-index="0"><draw:object xlink:href="./Object 1" xlink:type="simple" xlink:show="embed" xlink:actuate="onLoad"/><draw:image xlink:href="./ObjectReplacements/Object 1" xlink:type="simple" xlink:show="embed" xlink:actuate="onLoad"/></draw:frame></text:span><text:span text:style-name="T16"> </text:span></text:p>
      <text:p text:style-name="P13">Ribojimai: <draw:frame draw:style-name="fr1" draw:name="Object3" text:anchor-type="as-char" svg:y="-0.1484in" svg:width="1.6362in" svg:height="0.4457in" draw:z-index="1"><draw:object xlink:href="./Object 2" xlink:type="simple" xlink:show="embed" xlink:actuate="onLoad"/><draw:image xlink:href="./ObjectReplacements/Object 2" xlink:type="simple" xlink:show="embed" xlink:actuate="onLoad"/><svg:desc>formula</svg:desc></draw:frame>,<draw:frame draw:style-name="fr1" draw:name="Object2" text:anchor-type="as-char" svg:y="-0.1484in" svg:width="1.1366in" svg:height="0.4283in" draw:z-index="2"><draw:object xlink:href="./Object 3" xlink:type="simple" xlink:show="embed" xlink:actuate="onLoad"/><draw:image xlink:href="./ObjectReplacements/Object 3" xlink:type="simple" xlink:show="embed" xlink:actuate="onLoad"/></draw:frame></text:p>
      <text:p text:style-name="P11">Formulėje varijuoja k ir n. Parametras k atspindi kiek atsitiktiniai skruzdžių pasirinkimai bus. Kuo didesnis k tuo daugiau turi būti feromono vienoje iš atšakų, kad skruzdės nesirinktų kelio tiesiog atsitiktinai. Parametras n atspindi koks reikšmingas yra feromono padidėjimas vienoje iš atšakų. Kuo didesnis n tuo didesniu dydžiu pasikeis tikimybė jeigu vienoje iš atšakų padidės feromono kiekis. <text:span text:style-name="T24">Empiriškai buvo nustatyta, kad <text:s/></text:span><text:span text:style-name="T20">I. Humilis atšakų pasirinkimus geriausiai atitinka n </text:span><text:span text:style-name="T25">≈</text:span><text:span text:style-name="T20"> 2 ir k </text:span><text:span text:style-name="T25">≈</text:span><text:span text:style-name="T20"> 20.</text:span></text:p>
      <text:h text:style-name="P17" text:outline-level="2">Literatūra</text:h>
      <text:p text:style-name="P5"><text:span text:style-name="T15">LIT1: </text:span>Goss, S., Aron, S., Deneubourg, J. L., &amp; Pasteels, J. M. (1989). Self-organized shortcuts in the Argentine ant. Naturwissenschaften, 76, 579–581.</text:p>
      <text:p text:style-name="P8">LIT2: <text:span text:style-name="T16">J.-L. Deneubourg, 1 S. Aron, 1 S. Goss, l and J. M. Pasteels l. The Self-Organizing Exploratory Pattern of the Argentine Ant.</text:span></text:p>
      <text:p text:style-name="P12">LIT3: Marco Dorigo and Thomas Stützle. Ant Colony Optimization</text:p>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8-25T00:00:40.720587085</dc:date>
    <meta:editing-duration>PT9H5M50S</meta:editing-duration>
    <meta:editing-cycles>47</meta:editing-cycles>
    <meta:generator>LibreOffice/4.2.4.2$Linux_X86_64 LibreOffice_project/420m0$Build-2</meta:generator>
    <meta:document-statistic meta:table-count="0" meta:image-count="0" meta:object-count="3" meta:page-count="2" meta:paragraph-count="18" meta:word-count="738" meta:character-count="5662" meta:non-whitespace-character-count="4936"/>
  </office:meta>
</office:document-meta>
</file>

<file path=Object 1/content.xml><?xml version="1.0" encoding="utf-8"?>
<math xmlns="http://www.w3.org/1998/Math/MathML" display="block">
  <semantics>
    <mrow>
      <msub>
        <mi mathvariant="italic">prob</mi>
        <msub>
          <mi>A</mi>
          <mi>i</mi>
        </msub>
      </msub>
      <mo stretchy="false">=</mo>
      <mfrac>
        <msup>
          <mrow>
            <mo fence="true" stretchy="false">(</mo>
            <mrow>
              <mrow>
                <mi>k</mi>
                <mo stretchy="false">+</mo>
                <msub>
                  <mi>A</mi>
                  <mi>i</mi>
                </msub>
              </mrow>
            </mrow>
            <mo fence="true" stretchy="false">)</mo>
          </mrow>
          <mi>n</mi>
        </msup>
        <mrow>
          <msup>
            <mrow>
              <mo fence="true" stretchy="false">(</mo>
              <mrow>
                <mrow>
                  <mi>k</mi>
                  <mo stretchy="false">+</mo>
                  <msub>
                    <mi>A</mi>
                    <mi>i</mi>
                  </msub>
                </mrow>
              </mrow>
              <mo fence="true" stretchy="false">)</mo>
            </mrow>
            <mi>n</mi>
          </msup>
          <mo stretchy="false">+</mo>
          <msup>
            <mrow>
              <mo fence="true" stretchy="false">(</mo>
              <mrow>
                <mrow>
                  <mi>k</mi>
                  <mo stretchy="false">+</mo>
                  <msub>
                    <mi>B</mi>
                    <mi>i</mi>
                  </msub>
                </mrow>
              </mrow>
              <mo fence="true" stretchy="false">)</mo>
            </mrow>
            <mi>n</mi>
          </msup>
        </mrow>
      </mfrac>
    </mrow>
    <annotation encoding="StarMath 5.0">prob_{A_i} = {(k + A_i)^n} over {(k + A_i)^n + (k + B_i)^n} </annotation>
  </semantics>
</math>
</file>

<file path=Object 2/content.xml><?xml version="1.0" encoding="utf-8"?>
<math xmlns="http://www.w3.org/1998/Math/MathML" display="block">
  <semantics>
    <mrow>
      <msub>
        <mi mathvariant="italic">prob</mi>
        <msub>
          <mi>B</mi>
          <mi>i</mi>
        </msub>
      </msub>
      <mo stretchy="false">=</mo>
      <mrow>
        <mn>1</mn>
        <mo stretchy="false">−</mo>
        <msub>
          <mi mathvariant="italic">prob</mi>
          <msub>
            <mi>A</mi>
            <mi>i</mi>
          </msub>
        </msub>
      </mrow>
    </mrow>
    <annotation encoding="StarMath 5.0">prob_{B_i} = 1 - prob_{A_i}</annotation>
  </semantics>
</math>
</file>

<file path=Object 3/content.xml><?xml version="1.0" encoding="utf-8"?>
<math xmlns="http://www.w3.org/1998/Math/MathML" display="block">
  <semantics>
    <mrow>
      <mi>i</mi>
      <mo stretchy="false">=</mo>
      <mrow>
        <msub>
          <mi>A</mi>
          <mi>i</mi>
        </msub>
        <mo stretchy="false">+</mo>
        <msub>
          <mi>B</mi>
          <mi>i</mi>
        </msub>
      </mrow>
    </mrow>
    <annotation encoding="StarMath 5.0">i = A_i + B_i</annotation>
  </semantics>
</math>
</file>